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ableTypeFilterTests.interfa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signableTypeFilterTests.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ignableTypeFilterTests.superClas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signableTypeFilterTests.interfaceThroughSuperClas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